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2b0057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2b0057" fo:font-size="11pt" fo:language="en" fo:country="none" fo:font-weight="bold" style:font-size-asian="11pt" style:font-weight-asian="bold" style:font-size-complex="11pt" style:font-weight-complex="bold"/>
    </style:style>
    <style:style style:name="T1" style:family="text">
      <style:text-properties style:font-name="Calibri" fo:font-size="11pt" fo:language="en" fo:country="none" style:font-name-asian="Calibri" style:font-size-asian="11pt" style:font-name-complex="Calibri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=007208</text:p>
      <text:p text:style-name="P1">SEE LOG FOR "Act 6 Intermission 3 Part 2" IN GAMES FOLDER</text:p>
      <text:p text:style-name="P1">_</text:p>
      <text:p text:style-name="P1">2. MINISTRIFE: =007327</text:p>
      <text:p text:style-name="P1">:o)</text:p>
      <text:p text:style-name="P1">:o)</text:p>
      <text:p text:style-name="P1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7" meta:word-count="21" meta:character-count="97"/>
    <meta:generator>OpenOffice/4.1.2$Win32 OpenOffice.org_project/412m3$Build-9782</meta:generator>
  </office:meta>
</office:document-meta>
</file>